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203cm" fo:padding-right="0.203cm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cm" fo:padding-right="0.406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.406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cm"/>
    </style:style>
    <style:style style:name="gr7" style:family="graphic" style:parent-style-name="standard">
      <style:graphic-properties svg:stroke-color="#808080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808080" draw:textarea-horizontal-align="center" draw:textarea-vertical-align="middle"/>
    </style:style>
    <style:style style:name="gr9" style:family="graphic" style:parent-style-name="standard">
      <style:graphic-properties svg:stroke-color="#808080" draw:marker-end="Symmetric_20_Arrow" draw:marker-end-width="0.3cm" draw:textarea-horizontal-align="center" draw:textarea-vertical-align="top" draw:fit-to-size="false" fo:padding-top="0cm" fo:padding-bottom="0cm" fo:padding-left="0cm" fo:padding-right="0cm"/>
    </style:style>
    <style:style style:name="gr10" style:family="graphic" style:parent-style-name="standard">
      <style:graphic-properties svg:stroke-color="#808080" draw:marker-end="Symmetric_20_Arrow" draw:marker-end-width="0.3cm" draw:textarea-horizontal-align="left" draw:textarea-vertical-align="middle" fo:padding-top="0cm" fo:padding-bottom="0cm" fo:padding-left="0cm" fo:padding-right="0cm"/>
    </style:style>
    <style:style style:name="gr11" style:family="graphic" style:parent-style-name="standard">
      <style:graphic-properties svg:stroke-color="#808080" draw:marker-start="Symmetric_20_Arrow" draw:marker-start-width="0.3cm" draw:marker-end="Symmetric_20_Arrow" draw:marker-end-width="0.3cm" draw:textarea-horizontal-align="left" draw:textarea-vertical-align="middle" fo:padding-top="0cm" fo:padding-bottom="0cm" fo:padding-left="0.965cm" fo:padding-right="0cm"/>
    </style:style>
    <style:style style:name="gr12" style:family="graphic" style:parent-style-name="standard">
      <style:graphic-properties svg:stroke-color="#808080" draw:marker-end="Symmetric_20_Arrow" draw:marker-end-width="0.3cm" draw:textarea-horizontal-align="left" draw:textarea-vertical-align="middle" fo:padding-top="0cm" fo:padding-bottom="0cm" fo:padding-left="0.965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P4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T3" style:family="text"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85cm" svg:height="0.877cm" svg:x="4.554cm" svg:y="1cm">
          <draw:text-box>
            <text:p text:style-name="P1"><text:span text:style-name="T1">Artifacts</text:span></text:p>
          </draw:text-box>
        </draw:frame>
        <draw:custom-shape draw:style-name="gr2" draw:text-style-name="P1" draw:layer="layout" svg:width="3.81cm" svg:height="1.905cm" svg:x="1.68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1.905cm" svg:x="5.49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7" draw:layer="layout" svg:width="3.81cm" svg:height="1.905cm" svg:x="3.593cm" svg:y="1.87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86cm" svg:y1="7.983cm" svg:x2="1.686cm" svg:y2="8.618cm">
          <text:p/>
        </draw:line>
        <draw:line draw:style-name="gr3" draw:text-style-name="P1" draw:layer="layout" svg:x1="5.496cm" svg:y1="7.984cm" svg:x2="5.496cm" svg:y2="8.619cm">
          <text:p/>
        </draw:line>
        <draw:line draw:style-name="gr3" draw:text-style-name="P1" draw:layer="layout" svg:x1="9.306cm" svg:y1="7.985cm" svg:x2="9.306cm" svg:y2="8.62cm">
          <text:p/>
        </draw:line>
        <draw:line draw:style-name="gr3" draw:text-style-name="P1" draw:layer="layout" svg:x1="13.116cm" svg:y1="5.687cm" svg:x2="13.751cm" svg:y2="5.687cm">
          <text:p/>
        </draw:line>
        <draw:line draw:style-name="gr3" draw:text-style-name="P1" draw:layer="layout" svg:x1="13.117cm" svg:y1="3.782cm" svg:x2="13.752cm" svg:y2="3.782cm">
          <text:p/>
        </draw:line>
        <draw:line draw:style-name="gr3" draw:text-style-name="P1" draw:layer="layout" svg:x1="13.118cm" svg:y1="1.877cm" svg:x2="13.753cm" svg:y2="1.877cm">
          <text:p/>
        </draw:line>
        <draw:line draw:style-name="gr3" draw:text-style-name="P1" draw:layer="layout" svg:x1="7.403cm" svg:y1="7.984cm" svg:x2="7.403cm" svg:y2="8.619cm">
          <text:p/>
        </draw:line>
        <draw:line draw:style-name="gr3" draw:text-style-name="P1" draw:layer="layout" svg:x1="3.593cm" svg:y1="7.985cm" svg:x2="3.593cm" svg:y2="8.62cm">
          <text:p/>
        </draw:line>
        <draw:frame draw:style-name="gr1" draw:text-style-name="P2" draw:id="id6" draw:layer="layout" svg:width="2.436cm" svg:height="0.877cm" svg:x="4.278cm" svg:y="5.687cm">
          <draw:text-box>
            <text:p text:style-name="P1"><text:span text:style-name="T1">Community</text:span></text:p>
          </draw:text-box>
        </draw:frame>
        <draw:frame draw:style-name="gr1" draw:text-style-name="P2" draw:id="id5" draw:layer="layout" svg:width="2.326cm" svg:height="1.347cm" svg:x="8.143cm" svg:y="5.687cm">
          <draw:text-box>
            <text:p text:style-name="P1"><text:span text:style-name="T1">Division of</text:span><text:span text:style-name="T1"><text:line-break/></text:span><text:span text:style-name="T1">labor</text:span></text:p>
          </draw:text-box>
        </draw:frame>
        <draw:frame draw:style-name="gr1" draw:text-style-name="P2" draw:id="id3" draw:layer="layout" svg:width="1.373cm" svg:height="0.877cm" svg:x="1cm" svg:y="5.688cm">
          <draw:text-box>
            <text:p text:style-name="P1"><text:span text:style-name="T1">Rules</text:span></text:p>
          </draw:text-box>
        </draw:frame>
        <draw:frame draw:style-name="gr4" draw:text-style-name="P2" draw:id="id4" draw:layer="layout" svg:width="1.678cm" svg:height="0.877cm" svg:x="1.915cm" svg:y="3.344cm">
          <draw:text-box>
            <text:p text:style-name="P1"><text:span text:style-name="T1">Subject</text:span></text:p>
          </draw:text-box>
        </draw:frame>
        <draw:frame draw:style-name="gr5" draw:text-style-name="P2" draw:id="id1" draw:layer="layout" svg:width="1.94cm" svg:height="0.877cm" svg:x="7.403cm" svg:y="3.345cm">
          <draw:text-box>
            <text:p text:style-name="P1"><text:span text:style-name="T1">Object</text:span></text:p>
          </draw:text-box>
        </draw:frame>
        <draw:frame draw:style-name="gr6" draw:text-style-name="P2" draw:id="id2" draw:layer="layout" svg:width="1.957cm" svg:height="0.877cm" svg:x="10.568cm" svg:y="3.346cm">
          <draw:text-box>
            <text:p text:style-name="P1"><text:span text:style-name="T1">Outcome</text:span></text:p>
          </draw:text-box>
        </draw:frame>
        <draw:connector draw:style-name="gr7" draw:text-style-name="P1" draw:layer="layout" draw:type="line" svg:x1="9.343cm" svg:y1="3.783cm" svg:x2="10.568cm" svg:y2="3.784cm" draw:start-shape="id1" draw:start-glue-point="1" draw:end-shape="id2" draw:end-glue-point="3" svg:d="m9343 3783 1225 1">
          <text:p/>
        </draw:connector>
        <draw:connector draw:style-name="gr8" draw:text-style-name="P1" draw:layer="layout" draw:type="line" svg:x1="7.403cm" svg:y1="3.783cm" svg:x2="1.686cm" svg:y2="5.688cm" draw:start-shape="id1" draw:start-glue-point="3" draw:end-shape="id3" draw:end-glue-point="0" svg:d="m7403 3783-5717 1905">
          <text:p/>
        </draw:connector>
        <draw:connector draw:style-name="gr8" draw:text-style-name="P1" draw:layer="layout" draw:type="line" svg:x1="3.593cm" svg:y1="3.782cm" svg:x2="9.306cm" svg:y2="5.687cm" draw:start-shape="id4" draw:start-glue-point="1" draw:end-shape="id5" draw:end-glue-point="0" svg:d="m3593 3782 5713 1905">
          <text:p/>
        </draw:connector>
        <draw:connector draw:style-name="gr8" draw:text-style-name="P1" draw:layer="layout" draw:type="line" svg:x1="5.496cm" svg:y1="5.687cm" svg:x2="5.498cm" svg:y2="1.877cm" draw:start-shape="id6" draw:start-glue-point="0" draw:end-shape="id7" draw:end-glue-point="4" svg:d="m5496 5687 2-3810">
          <text:p/>
        </draw:connector>
        <draw:g>
          <draw:connector draw:style-name="gr9" draw:text-style-name="P3" draw:layer="layout" draw:type="line" svg:x1="3.739cm" svg:y1="15.364cm" svg:x2="7.35cm" svg:y2="15.364cm" draw:start-shape="id8" draw:start-glue-point="1" draw:end-shape="id9" draw:end-glue-point="3" svg:d="m3739 15364h3611">
            <text:p text:style-name="P1"><text:span text:style-name="T2">Determine</text:span></text:p>
          </draw:connector>
          <draw:connector draw:style-name="gr9" draw:text-style-name="P3" draw:layer="layout" draw:type="line" svg:x1="3.218cm" svg:y1="13.165cm" svg:x2="7.619cm" svg:y2="13.165cm" draw:start-shape="id10" draw:start-glue-point="1" draw:end-shape="id11" draw:end-glue-point="3" svg:d="m3218 13165h4401">
            <text:p text:style-name="P1"><text:span text:style-name="T2">Results in</text:span></text:p>
          </draw:connector>
          <draw:connector draw:style-name="gr9" draw:text-style-name="P3" draw:layer="layout" draw:type="line" svg:x1="3.419cm" svg:y1="10.963cm" svg:x2="7.5cm" svg:y2="10.963cm" draw:start-shape="id12" draw:start-glue-point="1" draw:end-shape="id13" draw:end-glue-point="3" svg:d="m3419 10963h4081">
            <text:p text:style-name="P1"><text:span text:style-name="T2">Generates</text:span></text:p>
          </draw:connector>
          <draw:connector draw:style-name="gr10" draw:text-style-name="P4" draw:layer="layout" draw:type="line" svg:x1="8.398cm" svg:y1="11.402cm" svg:x2="8.398cm" svg:y2="12.727cm" draw:start-shape="id13" draw:start-glue-point="2" draw:end-shape="id11" draw:end-glue-point="0" svg:d="m8398 11402v1325">
            <text:p text:style-name="P1"><text:span text:style-name="T3">Composed of</text:span></text:p>
          </draw:connector>
          <draw:connector draw:style-name="gr10" draw:text-style-name="P4" draw:layer="layout" draw:type="line" svg:x1="8.398cm" svg:y1="13.604cm" svg:x2="8.398cm" svg:y2="14.926cm" draw:start-shape="id11" draw:start-glue-point="2" draw:end-shape="id9" draw:end-glue-point="0" svg:d="m8398 13604v1322">
            <text:p text:style-name="P1"><text:span text:style-name="T3">Composed of</text:span></text:p>
          </draw:connector>
          <draw:connector draw:style-name="gr11" draw:text-style-name="P1" draw:layer="layout" draw:type="line" svg:x1="2.603cm" svg:y1="11.402cm" svg:x2="2.603cm" svg:y2="12.727cm" draw:start-shape="id12" draw:start-glue-point="2" draw:end-shape="id10" draw:end-glue-point="0" svg:d="m2603 11402v1325">
            <text:p/>
          </draw:connector>
          <draw:connector draw:style-name="gr11" draw:text-style-name="P1" draw:layer="layout" draw:type="line" svg:x1="2.603cm" svg:y1="13.604cm" svg:x2="2.603cm" svg:y2="14.926cm" draw:start-shape="id10" draw:start-glue-point="2" draw:end-shape="id8" draw:end-glue-point="0" svg:d="m2603 13604v1322">
            <text:p/>
          </draw:connector>
          <draw:g>
            <draw:frame draw:style-name="gr1" draw:text-style-name="P2" draw:id="id12" draw:layer="layout" svg:width="1.631cm" svg:height="0.877cm" svg:x="1.788cm" svg:y="10.525cm">
              <draw:text-box>
                <text:p text:style-name="P1"><text:span text:style-name="T1">Motive</text:span></text:p>
              </draw:text-box>
            </draw:frame>
            <draw:frame draw:style-name="gr1" draw:text-style-name="P2" draw:id="id13" draw:layer="layout" svg:width="1.797cm" svg:height="0.877cm" svg:x="7.5cm" svg:y="10.525cm">
              <draw:text-box>
                <text:p text:style-name="P1"><text:span text:style-name="T1">Activity</text:span></text:p>
              </draw:text-box>
            </draw:frame>
            <draw:frame draw:style-name="gr1" draw:text-style-name="P2" draw:id="id14" draw:layer="layout" svg:width="3.812cm" svg:height="0.877cm" svg:x="11.747cm" svg:y="10.525cm">
              <draw:text-box>
                <text:p text:style-name="P1"><text:span text:style-name="T1">Why activity occurs</text:span></text:p>
              </draw:text-box>
            </draw:frame>
          </draw:g>
          <draw:g>
            <draw:frame draw:style-name="gr1" draw:text-style-name="P2" draw:id="id10" draw:layer="layout" svg:width="1.229cm" svg:height="0.877cm" svg:x="1.989cm" svg:y="12.727cm">
              <draw:text-box>
                <text:p text:style-name="P1"><text:span text:style-name="T1">Goal</text:span></text:p>
              </draw:text-box>
            </draw:frame>
            <draw:frame draw:style-name="gr1" draw:text-style-name="P2" draw:id="id11" draw:layer="layout" svg:width="1.559cm" svg:height="0.877cm" svg:x="7.619cm" svg:y="12.727cm">
              <draw:text-box>
                <text:p text:style-name="P1"><text:span text:style-name="T1">Action</text:span></text:p>
              </draw:text-box>
            </draw:frame>
            <draw:frame draw:style-name="gr1" draw:text-style-name="P2" draw:id="id15" draw:layer="layout" svg:width="3.905cm" svg:height="0.877cm" svg:x="11.7cm" svg:y="12.727cm">
              <draw:text-box>
                <text:p text:style-name="P1"><text:span text:style-name="T1">What activity occurs</text:span></text:p>
              </draw:text-box>
            </draw:frame>
          </draw:g>
          <draw:g>
            <draw:frame draw:style-name="gr1" draw:text-style-name="P2" draw:id="id8" draw:layer="layout" svg:width="2.271cm" svg:height="0.877cm" svg:x="1.468cm" svg:y="14.926cm">
              <draw:text-box>
                <text:p text:style-name="P1"><text:span text:style-name="T1">Conditions</text:span></text:p>
              </draw:text-box>
            </draw:frame>
            <draw:frame draw:style-name="gr1" draw:text-style-name="P2" draw:id="id9" draw:layer="layout" svg:width="2.097cm" svg:height="0.877cm" svg:x="7.35cm" svg:y="14.926cm">
              <draw:text-box>
                <text:p text:style-name="P1"><text:span text:style-name="T1">Operation</text:span></text:p>
              </draw:text-box>
            </draw:frame>
            <draw:frame draw:style-name="gr1" draw:text-style-name="P2" draw:id="id16" draw:layer="layout" svg:width="3.812cm" svg:height="0.877cm" svg:x="11.748cm" svg:y="14.926cm">
              <draw:text-box>
                <text:p text:style-name="P1"><text:span text:style-name="T1">How activity occurs</text:span></text:p>
              </draw:text-box>
            </draw:frame>
          </draw:g>
          <draw:connector draw:style-name="gr12" draw:text-style-name="P1" draw:layer="layout" draw:type="line" svg:x1="9.297cm" svg:y1="10.963cm" svg:x2="11.747cm" svg:y2="10.963cm" draw:start-shape="id13" draw:start-glue-point="1" draw:end-shape="id14" draw:end-glue-point="3" svg:d="m9297 10963h2450">
            <text:p/>
          </draw:connector>
          <draw:connector draw:style-name="gr12" draw:text-style-name="P1" draw:layer="layout" draw:type="line" svg:x1="9.178cm" svg:y1="13.165cm" svg:x2="11.7cm" svg:y2="13.165cm" draw:start-shape="id11" draw:start-glue-point="1" draw:end-shape="id15" draw:end-glue-point="3" svg:d="m9178 13165h2522">
            <text:p/>
          </draw:connector>
          <draw:connector draw:style-name="gr12" draw:text-style-name="P1" draw:layer="layout" draw:type="line" svg:x1="9.447cm" svg:y1="15.364cm" svg:x2="11.748cm" svg:y2="15.364cm" draw:start-shape="id9" draw:start-glue-point="1" draw:end-shape="id16" draw:end-glue-point="3" svg:d="m9447 15364h23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1-11T12:02:21</dc:date>
    <dc:creator>Randy Souza</dc:creator>
    <meta:editing-duration>PT02H05M28S</meta:editing-duration>
    <meta:editing-cycles>6</meta:editing-cycles>
    <meta:generator>OpenOffice.org/3.2$Unix OpenOffice.org_project/320m12$Build-9483</meta:generator>
    <meta:document-statistic meta:object-count="45"/>
  </office:meta>
</office:document-meta>
</file>